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tyle:font-face style:name="Cambria" svg:font-family="Cambri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0.5pt" style:font-size-asian="10.5pt" style:font-size-complex="10.5pt"/>
    </style:style>
    <style:style style:name="P2" style:family="paragraph" style:parent-style-name="Standard">
      <style:text-properties style:font-name="Liberation Serif" fo:font-size="10.5pt" officeooo:rsid="000c7c1f" officeooo:paragraph-rsid="000c7c1f" style:font-size-asian="10.5pt" style:font-size-complex="10.5pt"/>
    </style:style>
    <style:style style:name="P3" style:family="paragraph" style:parent-style-name="Standard">
      <style:text-properties style:font-name="Liberation Serif" fo:font-size="10.5pt" officeooo:rsid="000e3bf3" officeooo:paragraph-rsid="000e3bf3" style:font-size-asian="10.5pt" style:font-size-complex="10.5pt"/>
    </style:style>
    <style:style style:name="P4" style:family="paragraph" style:parent-style-name="Standard">
      <style:text-properties style:font-name="Liberation Serif" fo:font-size="10.5pt" officeooo:rsid="000f519f" officeooo:paragraph-rsid="000f519f" style:font-size-asian="10.5pt" style:font-size-complex="10.5pt"/>
    </style:style>
    <style:style style:name="P5" style:family="paragraph" style:parent-style-name="Standard">
      <style:text-properties style:font-name="Liberation Serif" fo:font-size="10.5pt" officeooo:paragraph-rsid="000f519f" style:font-size-asian="10.5pt" style:font-size-complex="10.5pt"/>
    </style:style>
    <style:style style:name="P6" style:family="paragraph" style:parent-style-name="Standard">
      <style:text-properties style:font-name="Liberation Serif" fo:font-size="9.5pt" style:font-size-asian="9.5pt" style:font-size-complex="9.5pt"/>
    </style:style>
    <style:style style:name="P7" style:family="paragraph" style:parent-style-name="Standard">
      <style:paragraph-properties fo:margin-left="0cm" fo:margin-right="0cm" style:line-height-at-least="0.489cm" fo:text-indent="0cm" style:auto-text-indent="false"/>
      <style:text-properties fo:font-variant="normal" fo:text-transform="none" fo:color="#000000" style:font-name="Liberation Serif" fo:font-size="10.5pt" fo:letter-spacing="normal" fo:font-style="normal" fo:font-weight="bold" style:font-size-asian="10.5pt" style:font-weight-asian="bold" style:font-size-complex="10.5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0c7c1f"/>
    </style:style>
    <style:style style:name="T4" style:family="text">
      <style:text-properties fo:font-style="normal" style:font-style-asian="normal" style:font-style-complex="normal"/>
    </style:style>
    <style:style style:name="T5" style:family="text">
      <style:text-properties fo:font-style="normal" officeooo:rsid="000e3bf3"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c7c1f"/>
    </style:style>
    <style:style style:name="T8" style:family="text">
      <style:text-properties officeooo:rsid="000e3bf3"/>
    </style:style>
    <style:style style:name="T9" style:family="text">
      <style:text-properties officeooo:rsid="000f519f"/>
    </style:style>
    <style:style style:name="T10" style:family="text">
      <style:text-properties officeooo:rsid="001026d7"/>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l que proposeu un esquema de base de dades relacional (disseny lògic amb les taules amb atributs, claus, restriccions, etc) per a enmagatzemar la informació del sistema especificat i determineu quins mecanismes faríeu servir per tal d'assegurar la consistència de la base de dades (per comprovar les RI).</text:p>
      <text:p text:style-name="P1"/>
      <text:p text:style-name="P1"/>
      <text:p text:style-name="P2">Realitzaré les taules segons la jerarquía d'especialització <text:span text:style-name="T2">Concrete Table Inheritance</text:span><text:span text:style-name="T4">, ja que és un nivell intermig entre la </text:span><text:span text:style-name="T2">Class Table Inheritance</text:span><text:span text:style-name="T4"> i la </text:span><text:span text:style-name="T2">Single Table Inheritance</text:span><text:span text:style-name="T4">. He decidit fer-ho així perque la </text:span><text:span text:style-name="T2">Class Table Inheritance</text:span><text:span text:style-name="T4"> em sembla massa explícita, inclús redundant, </text:span><text:span text:style-name="T5">d'aquí que sigui menys eficient</text:span><text:span text:style-name="T4">. Per altra banda, la </text:span><text:span text:style-name="T2">Single Table Inheritance</text:span><text:span text:style-name="T4"> em sembla massa enrebuscada, d'aquí que hagi decidit fer-ho amb el nivell intermig d'especificació.</text:span></text:p>
      <text:p text:style-name="P2"/>
      <text:p text:style-name="P2"><text:span text:style-name="T11">Administratiu</text:span>(<text:span text:style-name="T6">nomLloc</text:span>, tipus<text:span text:style-name="T8">LlocAdministratiu</text:span>, detallLloc, niellLloc)</text:p>
      <text:p text:style-name="P3"><text:span text:style-name="T11">Religiós</text:span>(<text:span text:style-name="T7">nomLloc</text:span><text:span text:style-name="T3">, tipus</text:span>LlocReligios<text:span text:style-name="T3">, detallLloc, niellLloc</text:span>)</text:p>
      <text:p text:style-name="P3"><text:span text:style-name="T11">Baptisme</text:span>(num-partida, <text:span text:style-name="T9">pagina, cara, localització</text:span>)</text:p>
      <text:p text:style-name="P4"><text:span text:style-name="T11">Participant</text:span>(<text:span text:style-name="T6">nom</text:span>, <text:span text:style-name="T6">cognom1</text:span>, <text:span text:style-name="T6">cognom2</text:span>, ofici_carrec)</text:p>
      <text:p text:style-name="P4"><text:span text:style-name="T11">Batejat_da</text:span>(<text:span text:style-name="T6">nom</text:span>, <text:span text:style-name="T6">cognom1</text:span>, <text:span text:style-name="T6">cognom2</text:span>, nom)</text:p>
      <text:p text:style-name="P4"><text:span text:style-name="T11">Anomenat</text:span>(<text:span text:style-name="T6">nom</text:span>, <text:span text:style-name="T6">cognom1</text:span>, <text:span text:style-name="T6">cognom2</text:span>, ofici-carrec)</text:p>
      <text:p text:style-name="P4"><text:span text:style-name="T11">Presona</text:span>(<text:span text:style-name="T6">nom</text:span>, <text:span text:style-name="T6">cognom1</text:span>, <text:span text:style-name="T6">cognom2</text:span>, sexe, estat_vital, ofici_carrec, alies, estat_civil, data_naixement, <text:tab/>hora_naixement, tipus_fill, natural, residencia)</text:p>
      <text:p text:style-name="P5"/>
      <text:p text:style-name="P5"/>
      <text:p text:style-name="P1">Les restriccions d’integritat que es mostren a continuació són d’obligat compliment per la consistència del esquema, <text:span text:style-name="T10">i per tal de que es compleixin, ho farem per mitjà de disparadors. D'aquesta forma, serà la pròpia Base de Dades la que se'n encarregará de que només es puguin fer correctament.</text:span></text:p>
      <text:p text:style-name="P1"/>
      <text:p text:style-name="P1"/>
      <text:p text:style-name="P6"><text:span text:style-name="T1">Nom</text:span>: <text:span text:style-name="T11">unicBatejat</text:span><text:line-break/><text:span text:style-name="T1">Descripció</text:span>: Només pot haver-hi un sol batejat per cada acta de baptisme. OCL: </text:p>
      <text:p text:style-name="P6"><text:tab/>context Baptisme inv unicBatejat : self.rol.oclAsType(Batejat_da)-&gt;one( not isUndefined()) </text:p>
      <text:p text:style-name="P6"/>
      <text:p text:style-name="P6"><text:span text:style-name="T1">Nom</text:span>: <text:span text:style-name="T11">minimOficiant</text:span><text:line-break/><text:span text:style-name="T1">Descripció</text:span>: Hi ha com a mínim un Oficiant per cada acte de baptisme. OCL: </text:p>
      <text:p text:style-name="P6"><text:tab/>context Baptisme inv minimOficiant :<text:line-break/><text:tab/>self.rol.oclAsType(Oficiant)-&gt;select(m | m.isUndefined()=false)-&gt;notEmpty() </text:p>
      <text:p text:style-name="P6"/>
      <text:p text:style-name="P6"><text:span text:style-name="T1">Nom</text:span>: <text:span text:style-name="T11">dataNaixInfBaptisme</text:span><text:line-break/><text:span text:style-name="T1">Descripció</text:span>: La data de naixement, si hi consta, ha de ser inferior o igual a la data del </text:p>
      <text:p text:style-name="P6">baptisme. OCL: </text:p>
      <text:p text:style-name="P6"><text:tab/>context Baptisme inv dataNaixInfBaptisme :<text:line-break/><text:tab/>let x : Integer = self.rol.oclAsType(Batejat_da) -&gt;select(not isUndefined())-&gt; asSequence()-<text:tab/>&gt;first().data_naixement <text:tab/>in<text:line-break/><text:tab/>if not x.isUndefined() then x &lt;= self.data_baptisme<text:line-break/><text:tab/>else true<text:line-break/><text:tab/>endif </text:p>
      <text:p text:style-name="P6"/>
      <text:p text:style-name="P6"><text:span text:style-name="T1">Nom</text:span>: <text:span text:style-name="T11">altreRelacioSiMateix</text:span><text:line-break/><text:span text:style-name="T1">Descripció</text:span>: La classe associativa entre Participant i Rol no permet que existeixi una </text:p>
      <text:p text:style-name="P6">AltraRelacio amb una mateixa instància. OCL: </text:p>
      <text:p text:style-name="P6"><text:tab/>context Participant inv altreRelacioSiMateix : AltreRelacio.allInstances()-&gt;select(participant=rol)-<text:tab/>&gt;isEmpty() </text:p>
      <text:p text:style-name="P6"/>
      <text:p text:style-name="P6"><text:span text:style-name="T1">Nom</text:span>: <text:span text:style-name="T11">unaPersonaXPartida</text:span><text:line-break/><text:span text:style-name="T1">Descripció</text:span>: Una instància de persona no pot participar en la mateixa partida en dos </text:p>
      <text:p text:style-name="P6">rols diferents. OCL: </text:p>
      <text:p text:style-name="P6"><text:tab/>context Rol inv unaPersonaXPartida :<text:line-break/><text:tab/>Rol.allInstances()-&gt;forAll(v1,v2 |<text:line-break/><text:tab/>(v1.persona = v2.persona implies (v1.partida &lt;&gt; v2.partida) ) and (v1.partida = v2.partida implies <text:tab/>( v1.persona <text:tab/>&lt;&gt; v2.persona) ) or (v1=v2) )</text:p>
      <text:p text:style-name="P6"/>
      <text:p text:style-name="P6"><text:span text:style-name="T1">Nom</text:span>: <text:span text:style-name="T11">clausPrimaries</text:span><text:line-break/><text:span text:style-name="T1">Descripció</text:span>: Una partida s’identifica perquè aquestes claus primàries són vàlides i </text:p>
      <text:p text:style-name="P6">úniques. OCL: </text:p>
      <text:p text:style-name="P6"><text:tab/>context Baptisme inv clausPrimaries : Baptisme.allInstances()-&gt; <text:tab/>isUnique(Set{self.pagina,self.cara,self.localitzacio,self.num_partida}) </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Calibri" svg:font-family="Calibri"/>
    <style:font-face style:name="Cambria" svg:font-family="Cambri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0:27:47.298321000</meta:creation-date>
    <dc:date>2014-11-21T12:24:16.836127000</dc:date>
    <meta:editing-duration>PT40M12S</meta:editing-duration>
    <meta:editing-cycles>7</meta:editing-cycles>
    <meta:generator>LibreOffice/4.3.2.2$MacOSX_x86 LibreOffice_project/edfb5295ba211bd31ad47d0bad0118690f76407d</meta:generator>
    <meta:document-statistic meta:table-count="0" meta:image-count="0" meta:object-count="0" meta:page-count="2" meta:paragraph-count="26" meta:word-count="392" meta:character-count="3150" meta:non-whitespace-character-count="2751"/>
  </office:meta>
</office:document-meta>
</file>